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B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B2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B3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B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B5]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"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B6]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1]+[.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B7]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]+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"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B8]"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5]+[.E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" office:value-type="float" office:value="36" calcext:value-type="float">
            <text:p>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B9]" office:value-type="float" office:value="46" calcext:value-type="float">
            <text:p>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+[.E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" office:value-type="float" office:value="46" calcext:value-type="float">
            <text:p>4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B10]"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+[.E10]" office:value-type="float" office:value="2" calcext:value-type="float">
            <text:p>2</text:p>
          </table:table-cell>
        </table:table-row>
      </table:table>
      <table:table table:name="Лист1_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IF(MOD([.A2];2)&lt;&gt;0;0;VLOOKUP([.A2]/2;[.A:.B];2;0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IF(MOD([.A3];2)&lt;&gt;0;0;VLOOKUP([.A3]/2;[.A:.B];2;0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IF(MOD([.A4];2)&lt;&gt;0;0;VLOOKUP([.A4]/2;[.A:.B];2;0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IF(MOD([.A5];2)&lt;&gt;0;0;VLOOKUP([.A5]/2;[.A:.B];2;0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IF(MOD([.A6];2)&lt;&gt;0;0;VLOOKUP([.A6]/2;[.A:.B];2;0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IF(MOD([.A7];2)&lt;&gt;0;0;VLOOKUP([.A7]/2;[.A:.B];2;0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IF(MOD([.A8];2)&lt;&gt;0;0;VLOOKUP([.A8]/2;[.A:.B];2;0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IF(MOD([.A9];2)&lt;&gt;0;0;VLOOKUP([.A9]/2;[.A:.B];2;0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IF(MOD([.A10];2)&lt;&gt;0;0;VLOOKUP([.A10]/2;[.A:.B];2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IF(MOD([.A11];2)&lt;&gt;0;0;VLOOKUP([.A11]/2;[.A:.B];2;0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IF(MOD([.A12];2)&lt;&gt;0;0;VLOOKUP([.A12]/2;[.A:.B];2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IF(MOD([.A13];2)&lt;&gt;0;0;VLOOKUP([.A13]/2;[.A:.B];2;0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IF(MOD([.A14];2)&lt;&gt;0;0;VLOOKUP([.A14]/2;[.A:.B];2;0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IF(MOD([.A15];2)&lt;&gt;0;0;VLOOKUP([.A15]/2;[.A:.B];2;0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IF(MOD([.A16];2)&lt;&gt;0;0;VLOOKUP([.A16]/2;[.A:.B];2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IF(MOD([.A17];2)&lt;&gt;0;0;VLOOKUP([.A17]/2;[.A:.B];2;0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IF(MOD([.A18];2)&lt;&gt;0;0;VLOOKUP([.A18]/2;[.A:.B];2;0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IF(MOD([.A19];2)&lt;&gt;0;0;VLOOKUP([.A19]/2;[.A:.B];2;0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IF(MOD([.A20];2)&lt;&gt;0;0;VLOOKUP([.A20]/2;[.A:.B];2;0)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7:23:46.177000000</meta:creation-date>
    <dc:date>2023-03-09T17:32:36.512000000</dc:date>
    <meta:editing-duration>PT8M51S</meta:editing-duration>
    <meta:editing-cycles>1</meta:editing-cycles>
    <meta:document-statistic meta:table-count="2" meta:cell-count="102" meta:object-count="0"/>
    <meta:generator>LibreOffice/7.5.0.3$Windows_X86_64 LibreOffice_project/c21113d003cd3efa8c53188764377a8272d9d6de</meta:generator>
  </office:meta>
</office:document-meta>
</file>